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2cm"/>
    </style:style>
    <style:style style:name="co2" style:family="table-column">
      <style:table-column-properties fo:break-before="auto" style:column-width="3.932cm"/>
    </style:style>
    <style:style style:name="co3" style:family="table-column">
      <style:table-column-properties fo:break-before="auto" style:column-width="0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227.44" calcext:value-type="float">
            <text:p>227,44</text:p>
          </table:table-cell>
          <table:table-cell office:value-type="float" office:value="40384.1300000008" calcext:value-type="float">
            <text:p>40384,1300000008</text:p>
          </table:table-cell>
          <table:table-cell office:value-type="float" office:value="822.52" calcext:value-type="float">
            <text:p>822,52</text:p>
          </table:table-cell>
          <table:table-cell office:value-type="float" office:value="3.9861025" calcext:value-type="float">
            <text:p>3,9861025</text:p>
          </table:table-cell>
          <table:table-cell office:value-type="float" office:value="7" calcext:value-type="float">
            <text:p>7</text:p>
          </table:table-cell>
          <table:table-cell table:formula="of:=IF([.C1]&gt;=468;&quot;True&quot;)" office:value-type="string" office:string-value="True" calcext:value-type="string">
            <text:p>True</text:p>
          </table:table-cell>
          <table:table-cell table:formula="of:=[.C1]/60" office:value-type="float" office:value="13.7086666666667" calcext:value-type="float">
            <text:p>13,7086666666667</text:p>
          </table:table-cell>
        </table:table-row>
        <table:table-row table:style-name="ro1">
          <table:table-cell office:value-type="float" office:value="224.54" calcext:value-type="float">
            <text:p>224,54</text:p>
          </table:table-cell>
          <table:table-cell office:value-type="float" office:value="36423.1500000032" calcext:value-type="float">
            <text:p>36423,1500000032</text:p>
          </table:table-cell>
          <table:table-cell office:value-type="float" office:value="778.77" calcext:value-type="float">
            <text:p>778,77</text:p>
          </table:table-cell>
          <table:table-cell office:value-type="float" office:value="0.712082499999999" calcext:value-type="float">
            <text:p>0,712082499999999</text:p>
          </table:table-cell>
          <table:table-cell office:value-type="float" office:value="6" calcext:value-type="float">
            <text:p>6</text:p>
          </table:table-cell>
          <table:table-cell table:formula="of:=IF([.C2]&gt;=468;&quot;True&quot;)" office:value-type="string" office:string-value="True" calcext:value-type="string">
            <text:p>True</text:p>
          </table:table-cell>
          <table:table-cell table:formula="of:=[.C2]/60" office:value-type="float" office:value="12.9795" calcext:value-type="float">
            <text:p>12,9795</text:p>
          </table:table-cell>
        </table:table-row>
        <table:table-row table:style-name="ro1">
          <table:table-cell office:value-type="float" office:value="235.59" calcext:value-type="float">
            <text:p>235,59</text:p>
          </table:table-cell>
          <table:table-cell office:value-type="float" office:value="39610.3999999976" calcext:value-type="float">
            <text:p>39610,3999999976</text:p>
          </table:table-cell>
          <table:table-cell office:value-type="float" office:value="836.19" calcext:value-type="float">
            <text:p>836,19</text:p>
          </table:table-cell>
          <table:table-cell office:value-type="float" office:value="0.302784999999999" calcext:value-type="float">
            <text:p>0,302784999999999</text:p>
          </table:table-cell>
          <table:table-cell office:value-type="float" office:value="6" calcext:value-type="float">
            <text:p>6</text:p>
          </table:table-cell>
          <table:table-cell table:formula="of:=IF([.C3]&gt;=468;&quot;True&quot;)" office:value-type="string" office:string-value="True" calcext:value-type="string">
            <text:p>True</text:p>
          </table:table-cell>
          <table:table-cell table:formula="of:=[.C3]/60" office:value-type="float" office:value="13.9365" calcext:value-type="float">
            <text:p>13,9365</text:p>
          </table:table-cell>
        </table:table-row>
        <table:table-row table:style-name="ro1">
          <table:table-cell office:value-type="float" office:value="300.52" calcext:value-type="float">
            <text:p>300,52</text:p>
          </table:table-cell>
          <table:table-cell office:value-type="float" office:value="52537.6100000003" calcext:value-type="float">
            <text:p>52537,6100000003</text:p>
          </table:table-cell>
          <table:table-cell office:value-type="float" office:value="1010.72" calcext:value-type="float">
            <text:p>1010,72</text:p>
          </table:table-cell>
          <table:table-cell office:value-type="float" office:value="3.857275" calcext:value-type="float">
            <text:p>3,857275</text:p>
          </table:table-cell>
          <table:table-cell office:value-type="float" office:value="7" calcext:value-type="float">
            <text:p>7</text:p>
          </table:table-cell>
          <table:table-cell table:formula="of:=IF([.C4]&gt;=468;&quot;True&quot;)" office:value-type="string" office:string-value="True" calcext:value-type="string">
            <text:p>True</text:p>
          </table:table-cell>
          <table:table-cell table:formula="of:=[.C4]/60" office:value-type="float" office:value="16.8453333333333" calcext:value-type="float">
            <text:p>16,8453333333333</text:p>
          </table:table-cell>
        </table:table-row>
        <table:table-row table:style-name="ro1">
          <table:table-cell office:value-type="float" office:value="238.15" calcext:value-type="float">
            <text:p>238,15</text:p>
          </table:table-cell>
          <table:table-cell office:value-type="float" office:value="38892.8000000007" calcext:value-type="float">
            <text:p>38892,8000000007</text:p>
          </table:table-cell>
          <table:table-cell office:value-type="float" office:value="850.93" calcext:value-type="float">
            <text:p>850,93</text:p>
          </table:table-cell>
          <table:table-cell office:value-type="float" office:value="2.7886825" calcext:value-type="float">
            <text:p>2,7886825</text:p>
          </table:table-cell>
          <table:table-cell office:value-type="float" office:value="7" calcext:value-type="float">
            <text:p>7</text:p>
          </table:table-cell>
          <table:table-cell table:formula="of:=IF([.C5]&gt;=468;&quot;True&quot;)" office:value-type="string" office:string-value="True" calcext:value-type="string">
            <text:p>True</text:p>
          </table:table-cell>
          <table:table-cell table:formula="of:=[.C5]/60" office:value-type="float" office:value="14.1821666666667" calcext:value-type="float">
            <text:p>14,1821666666667</text:p>
          </table:table-cell>
        </table:table-row>
        <table:table-row table:style-name="ro1">
          <table:table-cell office:value-type="float" office:value="257.91" calcext:value-type="float">
            <text:p>257,91</text:p>
          </table:table-cell>
          <table:table-cell office:value-type="float" office:value="41148.8800000036" calcext:value-type="float">
            <text:p>41148,8800000036</text:p>
          </table:table-cell>
          <table:table-cell office:value-type="float" office:value="888.42" calcext:value-type="float">
            <text:p>888,42</text:p>
          </table:table-cell>
          <table:table-cell office:value-type="float" office:value="3.8875675" calcext:value-type="float">
            <text:p>3,8875675</text:p>
          </table:table-cell>
          <table:table-cell office:value-type="float" office:value="7" calcext:value-type="float">
            <text:p>7</text:p>
          </table:table-cell>
          <table:table-cell table:formula="of:=IF([.C6]&gt;=468;&quot;True&quot;)" office:value-type="string" office:string-value="True" calcext:value-type="string">
            <text:p>True</text:p>
          </table:table-cell>
          <table:table-cell table:formula="of:=[.C6]/60" office:value-type="float" office:value="14.807" calcext:value-type="float">
            <text:p>14,807</text:p>
          </table:table-cell>
        </table:table-row>
        <table:table-row table:style-name="ro1">
          <table:table-cell office:value-type="float" office:value="219.86" calcext:value-type="float">
            <text:p>219,86</text:p>
          </table:table-cell>
          <table:table-cell office:value-type="float" office:value="36452.2700000005" calcext:value-type="float">
            <text:p>36452,2700000005</text:p>
          </table:table-cell>
          <table:table-cell office:value-type="float" office:value="781.66" calcext:value-type="float">
            <text:p>781,66</text:p>
          </table:table-cell>
          <table:table-cell office:value-type="float" office:value="0.564235" calcext:value-type="float">
            <text:p>0,564235</text:p>
          </table:table-cell>
          <table:table-cell office:value-type="float" office:value="6" calcext:value-type="float">
            <text:p>6</text:p>
          </table:table-cell>
          <table:table-cell table:formula="of:=IF([.C7]&gt;=468;&quot;True&quot;)" office:value-type="string" office:string-value="True" calcext:value-type="string">
            <text:p>True</text:p>
          </table:table-cell>
          <table:table-cell table:formula="of:=[.C7]/60" office:value-type="float" office:value="13.0276666666667" calcext:value-type="float">
            <text:p>13,0276666666667</text:p>
          </table:table-cell>
        </table:table-row>
        <table:table-row table:style-name="ro1">
          <table:table-cell office:value-type="float" office:value="246.94" calcext:value-type="float">
            <text:p>246,94</text:p>
          </table:table-cell>
          <table:table-cell office:value-type="float" office:value="40128.3600000003" calcext:value-type="float">
            <text:p>40128,3600000003</text:p>
          </table:table-cell>
          <table:table-cell office:value-type="float" office:value="840.88" calcext:value-type="float">
            <text:p>840,88</text:p>
          </table:table-cell>
          <table:table-cell office:value-type="float" office:value="0.795437499999999" calcext:value-type="float">
            <text:p>0,795437499999999</text:p>
          </table:table-cell>
          <table:table-cell office:value-type="float" office:value="6" calcext:value-type="float">
            <text:p>6</text:p>
          </table:table-cell>
          <table:table-cell table:formula="of:=IF([.C8]&gt;=468;&quot;True&quot;)" office:value-type="string" office:string-value="True" calcext:value-type="string">
            <text:p>True</text:p>
          </table:table-cell>
          <table:table-cell table:formula="of:=[.C8]/60" office:value-type="float" office:value="14.0146666666667" calcext:value-type="float">
            <text:p>14,0146666666667</text:p>
          </table:table-cell>
        </table:table-row>
        <table:table-row table:style-name="ro1">
          <table:table-cell office:value-type="float" office:value="233.85" calcext:value-type="float">
            <text:p>233,85</text:p>
          </table:table-cell>
          <table:table-cell office:value-type="float" office:value="38219.9400000004" calcext:value-type="float">
            <text:p>38219,9400000004</text:p>
          </table:table-cell>
          <table:table-cell office:value-type="float" office:value="818.19" calcext:value-type="float">
            <text:p>818,19</text:p>
          </table:table-cell>
          <table:table-cell office:value-type="float" office:value="0.49231" calcext:value-type="float">
            <text:p>0,49231</text:p>
          </table:table-cell>
          <table:table-cell office:value-type="float" office:value="6" calcext:value-type="float">
            <text:p>6</text:p>
          </table:table-cell>
          <table:table-cell table:formula="of:=IF([.C9]&gt;=468;&quot;True&quot;)" office:value-type="string" office:string-value="True" calcext:value-type="string">
            <text:p>True</text:p>
          </table:table-cell>
          <table:table-cell table:formula="of:=[.C9]/60" office:value-type="float" office:value="13.6365" calcext:value-type="float">
            <text:p>13,6365</text:p>
          </table:table-cell>
        </table:table-row>
        <table:table-row table:style-name="ro1">
          <table:table-cell office:value-type="float" office:value="253.74" calcext:value-type="float">
            <text:p>253,74</text:p>
          </table:table-cell>
          <table:table-cell office:value-type="float" office:value="44179.7599999979" calcext:value-type="float">
            <text:p>44179,7599999979</text:p>
          </table:table-cell>
          <table:table-cell office:value-type="float" office:value="925.07" calcext:value-type="float">
            <text:p>925,07</text:p>
          </table:table-cell>
          <table:table-cell office:value-type="float" office:value="3.897055" calcext:value-type="float">
            <text:p>3,897055</text:p>
          </table:table-cell>
          <table:table-cell office:value-type="float" office:value="7" calcext:value-type="float">
            <text:p>7</text:p>
          </table:table-cell>
          <table:table-cell table:formula="of:=IF([.C10]&gt;=468;&quot;True&quot;)" office:value-type="string" office:string-value="True" calcext:value-type="string">
            <text:p>True</text:p>
          </table:table-cell>
          <table:table-cell table:formula="of:=[.C10]/60" office:value-type="float" office:value="15.4178333333333" calcext:value-type="float">
            <text:p>15,4178333333333</text:p>
          </table:table-cell>
        </table:table-row>
        <table:table-row table:style-name="ro1">
          <table:table-cell office:value-type="float" office:value="260.54" calcext:value-type="float">
            <text:p>260,54</text:p>
          </table:table-cell>
          <table:table-cell office:value-type="float" office:value="45593.6600000067" calcext:value-type="float">
            <text:p>45593,6600000067</text:p>
          </table:table-cell>
          <table:table-cell office:value-type="float" office:value="902.29" calcext:value-type="float">
            <text:p>902,29</text:p>
          </table:table-cell>
          <table:table-cell office:value-type="float" office:value="3.9027475" calcext:value-type="float">
            <text:p>3,9027475</text:p>
          </table:table-cell>
          <table:table-cell office:value-type="float" office:value="7" calcext:value-type="float">
            <text:p>7</text:p>
          </table:table-cell>
          <table:table-cell table:formula="of:=IF([.C11]&gt;=468;&quot;True&quot;)" office:value-type="string" office:string-value="True" calcext:value-type="string">
            <text:p>True</text:p>
          </table:table-cell>
          <table:table-cell table:formula="of:=[.C11]/60" office:value-type="float" office:value="15.0381666666667" calcext:value-type="float">
            <text:p>15,0381666666667</text:p>
          </table:table-cell>
        </table:table-row>
        <table:table-row table:style-name="ro1">
          <table:table-cell office:value-type="float" office:value="226.4" calcext:value-type="float">
            <text:p>226,4</text:p>
          </table:table-cell>
          <table:table-cell office:value-type="float" office:value="38484.4900000002" calcext:value-type="float">
            <text:p>38484,4900000002</text:p>
          </table:table-cell>
          <table:table-cell office:value-type="float" office:value="815.03" calcext:value-type="float">
            <text:p>815,03</text:p>
          </table:table-cell>
          <table:table-cell office:value-type="float" office:value="3.5143225" calcext:value-type="float">
            <text:p>3,5143225</text:p>
          </table:table-cell>
          <table:table-cell office:value-type="float" office:value="7" calcext:value-type="float">
            <text:p>7</text:p>
          </table:table-cell>
          <table:table-cell table:formula="of:=IF([.C12]&gt;=468;&quot;True&quot;)" office:value-type="string" office:string-value="True" calcext:value-type="string">
            <text:p>True</text:p>
          </table:table-cell>
          <table:table-cell table:formula="of:=[.C12]/60" office:value-type="float" office:value="13.5838333333333" calcext:value-type="float">
            <text:p>13,5838333333333</text:p>
          </table:table-cell>
        </table:table-row>
        <table:table-row table:style-name="ro1">
          <table:table-cell office:value-type="float" office:value="243.6" calcext:value-type="float">
            <text:p>243,6</text:p>
          </table:table-cell>
          <table:table-cell office:value-type="float" office:value="39337.2100000018" calcext:value-type="float">
            <text:p>39337,2100000018</text:p>
          </table:table-cell>
          <table:table-cell office:value-type="float" office:value="866.37" calcext:value-type="float">
            <text:p>866,37</text:p>
          </table:table-cell>
          <table:table-cell office:value-type="float" office:value="3.54841" calcext:value-type="float">
            <text:p>3,54841</text:p>
          </table:table-cell>
          <table:table-cell office:value-type="float" office:value="7" calcext:value-type="float">
            <text:p>7</text:p>
          </table:table-cell>
          <table:table-cell table:formula="of:=IF([.C13]&gt;=468;&quot;True&quot;)" office:value-type="string" office:string-value="True" calcext:value-type="string">
            <text:p>True</text:p>
          </table:table-cell>
          <table:table-cell table:formula="of:=[.C13]/60" office:value-type="float" office:value="14.4395" calcext:value-type="float">
            <text:p>14,4395</text:p>
          </table:table-cell>
        </table:table-row>
        <table:table-row table:style-name="ro1">
          <table:table-cell office:value-type="float" office:value="239.26" calcext:value-type="float">
            <text:p>239,26</text:p>
          </table:table-cell>
          <table:table-cell office:value-type="float" office:value="41649.2499999991" calcext:value-type="float">
            <text:p>41649,2499999991</text:p>
          </table:table-cell>
          <table:table-cell office:value-type="float" office:value="874.05" calcext:value-type="float">
            <text:p>874,05</text:p>
          </table:table-cell>
          <table:table-cell office:value-type="float" office:value="0.4070575" calcext:value-type="float">
            <text:p>0,4070575</text:p>
          </table:table-cell>
          <table:table-cell office:value-type="float" office:value="6" calcext:value-type="float">
            <text:p>6</text:p>
          </table:table-cell>
          <table:table-cell table:formula="of:=IF([.C14]&gt;=468;&quot;True&quot;)" office:value-type="string" office:string-value="True" calcext:value-type="string">
            <text:p>True</text:p>
          </table:table-cell>
          <table:table-cell table:formula="of:=[.C14]/60" office:value-type="float" office:value="14.5675" calcext:value-type="float">
            <text:p>14,5675</text:p>
          </table:table-cell>
        </table:table-row>
        <table:table-row table:style-name="ro1">
          <table:table-cell office:value-type="float" office:value="239.71" calcext:value-type="float">
            <text:p>239,71</text:p>
          </table:table-cell>
          <table:table-cell office:value-type="float" office:value="40875.5600000024" calcext:value-type="float">
            <text:p>40875,5600000024</text:p>
          </table:table-cell>
          <table:table-cell office:value-type="float" office:value="851.46" calcext:value-type="float">
            <text:p>851,46</text:p>
          </table:table-cell>
          <table:table-cell office:value-type="float" office:value="0.501797499999999" calcext:value-type="float">
            <text:p>0,501797499999999</text:p>
          </table:table-cell>
          <table:table-cell office:value-type="float" office:value="6" calcext:value-type="float">
            <text:p>6</text:p>
          </table:table-cell>
          <table:table-cell table:formula="of:=IF([.C15]&gt;=468;&quot;True&quot;)" office:value-type="string" office:string-value="True" calcext:value-type="string">
            <text:p>True</text:p>
          </table:table-cell>
          <table:table-cell table:formula="of:=[.C15]/60" office:value-type="float" office:value="14.191" calcext:value-type="float">
            <text:p>14,191</text:p>
          </table:table-cell>
        </table:table-row>
        <table:table-row table:style-name="ro1">
          <table:table-cell office:value-type="float" office:value="218.99" calcext:value-type="float">
            <text:p>218,99</text:p>
          </table:table-cell>
          <table:table-cell office:value-type="float" office:value="36453.5700000003" calcext:value-type="float">
            <text:p>36453,5700000003</text:p>
          </table:table-cell>
          <table:table-cell office:value-type="float" office:value="784.23" calcext:value-type="float">
            <text:p>784,23</text:p>
          </table:table-cell>
          <table:table-cell office:value-type="float" office:value="0.32176" calcext:value-type="float">
            <text:p>0,32176</text:p>
          </table:table-cell>
          <table:table-cell office:value-type="float" office:value="6" calcext:value-type="float">
            <text:p>6</text:p>
          </table:table-cell>
          <table:table-cell table:formula="of:=IF([.C16]&gt;=468;&quot;True&quot;)" office:value-type="string" office:string-value="True" calcext:value-type="string">
            <text:p>True</text:p>
          </table:table-cell>
          <table:table-cell table:formula="of:=[.C16]/60" office:value-type="float" office:value="13.0705" calcext:value-type="float">
            <text:p>13,0705</text:p>
          </table:table-cell>
        </table:table-row>
        <table:table-row table:style-name="ro1">
          <table:table-cell office:value-type="float" office:value="220.22" calcext:value-type="float">
            <text:p>220,22</text:p>
          </table:table-cell>
          <table:table-cell office:value-type="float" office:value="36559.3900000006" calcext:value-type="float">
            <text:p>36559,3900000006</text:p>
          </table:table-cell>
          <table:table-cell office:value-type="float" office:value="777.83" calcext:value-type="float">
            <text:p>777,83</text:p>
          </table:table-cell>
          <table:table-cell office:value-type="float" office:value="3.984205" calcext:value-type="float">
            <text:p>3,984205</text:p>
          </table:table-cell>
          <table:table-cell office:value-type="float" office:value="7" calcext:value-type="float">
            <text:p>7</text:p>
          </table:table-cell>
          <table:table-cell table:formula="of:=IF([.C17]&gt;=468;&quot;True&quot;)" office:value-type="string" office:string-value="True" calcext:value-type="string">
            <text:p>True</text:p>
          </table:table-cell>
          <table:table-cell table:formula="of:=[.C17]/60" office:value-type="float" office:value="12.9638333333333" calcext:value-type="float">
            <text:p>12,9638333333333</text:p>
          </table:table-cell>
        </table:table-row>
        <table:table-row table:style-name="ro1">
          <table:table-cell office:value-type="float" office:value="223.19" calcext:value-type="float">
            <text:p>223,19</text:p>
          </table:table-cell>
          <table:table-cell office:value-type="float" office:value="35525.4099999992" calcext:value-type="float">
            <text:p>35525,4099999992</text:p>
          </table:table-cell>
          <table:table-cell office:value-type="float" office:value="811.85" calcext:value-type="float">
            <text:p>811,85</text:p>
          </table:table-cell>
          <table:table-cell office:value-type="float" office:value="0.4183975" calcext:value-type="float">
            <text:p>0,4183975</text:p>
          </table:table-cell>
          <table:table-cell office:value-type="float" office:value="6" calcext:value-type="float">
            <text:p>6</text:p>
          </table:table-cell>
          <table:table-cell table:formula="of:=IF([.C18]&gt;=468;&quot;True&quot;)" office:value-type="string" office:string-value="True" calcext:value-type="string">
            <text:p>True</text:p>
          </table:table-cell>
          <table:table-cell table:formula="of:=[.C18]/60" office:value-type="float" office:value="13.5308333333333" calcext:value-type="float">
            <text:p>13,5308333333333</text:p>
          </table:table-cell>
        </table:table-row>
        <table:table-row table:style-name="ro1">
          <table:table-cell office:value-type="float" office:value="241.66" calcext:value-type="float">
            <text:p>241,66</text:p>
          </table:table-cell>
          <table:table-cell office:value-type="float" office:value="39696.1199999973" calcext:value-type="float">
            <text:p>39696,1199999973</text:p>
          </table:table-cell>
          <table:table-cell office:value-type="float" office:value="852.4" calcext:value-type="float">
            <text:p>852,4</text:p>
          </table:table-cell>
          <table:table-cell office:value-type="float" office:value="0.31417" calcext:value-type="float">
            <text:p>0,31417</text:p>
          </table:table-cell>
          <table:table-cell office:value-type="float" office:value="6" calcext:value-type="float">
            <text:p>6</text:p>
          </table:table-cell>
          <table:table-cell table:formula="of:=IF([.C19]&gt;=468;&quot;True&quot;)" office:value-type="string" office:string-value="True" calcext:value-type="string">
            <text:p>True</text:p>
          </table:table-cell>
          <table:table-cell table:formula="of:=[.C19]/60" office:value-type="float" office:value="14.2066666666667" calcext:value-type="float">
            <text:p>14,2066666666667</text:p>
          </table:table-cell>
        </table:table-row>
        <table:table-row table:style-name="ro1">
          <table:table-cell office:value-type="float" office:value="237.74" calcext:value-type="float">
            <text:p>237,74</text:p>
          </table:table-cell>
          <table:table-cell office:value-type="float" office:value="38028.1499999994" calcext:value-type="float">
            <text:p>38028,1499999994</text:p>
          </table:table-cell>
          <table:table-cell office:value-type="float" office:value="825.46" calcext:value-type="float">
            <text:p>825,46</text:p>
          </table:table-cell>
          <table:table-cell office:value-type="float" office:value="0.5301475" calcext:value-type="float">
            <text:p>0,5301475</text:p>
          </table:table-cell>
          <table:table-cell office:value-type="float" office:value="6" calcext:value-type="float">
            <text:p>6</text:p>
          </table:table-cell>
          <table:table-cell table:formula="of:=IF([.C20]&gt;=468;&quot;True&quot;)" office:value-type="string" office:string-value="True" calcext:value-type="string">
            <text:p>True</text:p>
          </table:table-cell>
          <table:table-cell table:formula="of:=[.C20]/60" office:value-type="float" office:value="13.7576666666667" calcext:value-type="float">
            <text:p>13,7576666666667</text:p>
          </table:table-cell>
        </table:table-row>
        <table:table-row table:style-name="ro1">
          <table:table-cell office:value-type="float" office:value="233.87" calcext:value-type="float">
            <text:p>233,87</text:p>
          </table:table-cell>
          <table:table-cell office:value-type="float" office:value="38759.540000001" calcext:value-type="float">
            <text:p>38759,540000001</text:p>
          </table:table-cell>
          <table:table-cell office:value-type="float" office:value="849.21" calcext:value-type="float">
            <text:p>849,21</text:p>
          </table:table-cell>
          <table:table-cell office:value-type="float" office:value="0.530192499999999" calcext:value-type="float">
            <text:p>0,530192499999999</text:p>
          </table:table-cell>
          <table:table-cell office:value-type="float" office:value="6" calcext:value-type="float">
            <text:p>6</text:p>
          </table:table-cell>
          <table:table-cell table:formula="of:=IF([.C21]&gt;=468;&quot;True&quot;)" office:value-type="string" office:string-value="True" calcext:value-type="string">
            <text:p>True</text:p>
          </table:table-cell>
          <table:table-cell table:formula="of:=[.C21]/60" office:value-type="float" office:value="14.1535" calcext:value-type="float">
            <text:p>14,1535</text:p>
          </table:table-cell>
        </table:table-row>
        <table:table-row table:style-name="ro1">
          <table:table-cell office:value-type="float" office:value="252.91" calcext:value-type="float">
            <text:p>252,91</text:p>
          </table:table-cell>
          <table:table-cell office:value-type="float" office:value="41266.8300000019" calcext:value-type="float">
            <text:p>41266,8300000019</text:p>
          </table:table-cell>
          <table:table-cell office:value-type="float" office:value="853.21" calcext:value-type="float">
            <text:p>853,21</text:p>
          </table:table-cell>
          <table:table-cell office:value-type="float" office:value="0.492309999999999" calcext:value-type="float">
            <text:p>0,492309999999999</text:p>
          </table:table-cell>
          <table:table-cell office:value-type="float" office:value="6" calcext:value-type="float">
            <text:p>6</text:p>
          </table:table-cell>
          <table:table-cell table:formula="of:=IF([.C22]&gt;=468;&quot;True&quot;)" office:value-type="string" office:string-value="True" calcext:value-type="string">
            <text:p>True</text:p>
          </table:table-cell>
          <table:table-cell table:formula="of:=[.C22]/60" office:value-type="float" office:value="14.2201666666667" calcext:value-type="float">
            <text:p>14,2201666666667</text:p>
          </table:table-cell>
        </table:table-row>
        <table:table-row table:style-name="ro1">
          <table:table-cell office:value-type="float" office:value="218.29" calcext:value-type="float">
            <text:p>218,29</text:p>
          </table:table-cell>
          <table:table-cell office:value-type="float" office:value="34948.7699999996" calcext:value-type="float">
            <text:p>34948,7699999996</text:p>
          </table:table-cell>
          <table:table-cell office:value-type="float" office:value="799.51" calcext:value-type="float">
            <text:p>799,51</text:p>
          </table:table-cell>
          <table:table-cell office:value-type="float" office:value="3.5503075" calcext:value-type="float">
            <text:p>3,5503075</text:p>
          </table:table-cell>
          <table:table-cell office:value-type="float" office:value="7" calcext:value-type="float">
            <text:p>7</text:p>
          </table:table-cell>
          <table:table-cell table:formula="of:=IF([.C23]&gt;=468;&quot;True&quot;)" office:value-type="string" office:string-value="True" calcext:value-type="string">
            <text:p>True</text:p>
          </table:table-cell>
          <table:table-cell table:formula="of:=[.C23]/60" office:value-type="float" office:value="13.3251666666667" calcext:value-type="float">
            <text:p>13,3251666666667</text:p>
          </table:table-cell>
        </table:table-row>
        <table:table-row table:style-name="ro1">
          <table:table-cell office:value-type="float" office:value="236.12" calcext:value-type="float">
            <text:p>236,12</text:p>
          </table:table-cell>
          <table:table-cell office:value-type="float" office:value="41954.5599999987" calcext:value-type="float">
            <text:p>41954,5599999987</text:p>
          </table:table-cell>
          <table:table-cell office:value-type="float" office:value="872.36" calcext:value-type="float">
            <text:p>872,36</text:p>
          </table:table-cell>
          <table:table-cell office:value-type="float" office:value="3.5143225" calcext:value-type="float">
            <text:p>3,5143225</text:p>
          </table:table-cell>
          <table:table-cell office:value-type="float" office:value="7" calcext:value-type="float">
            <text:p>7</text:p>
          </table:table-cell>
          <table:table-cell table:formula="of:=IF([.C24]&gt;=468;&quot;True&quot;)" office:value-type="string" office:string-value="True" calcext:value-type="string">
            <text:p>True</text:p>
          </table:table-cell>
          <table:table-cell table:formula="of:=[.C24]/60" office:value-type="float" office:value="14.5393333333333" calcext:value-type="float">
            <text:p>14,5393333333333</text:p>
          </table:table-cell>
        </table:table-row>
        <table:table-row table:style-name="ro1">
          <table:table-cell office:value-type="float" office:value="218.5" calcext:value-type="float">
            <text:p>218,5</text:p>
          </table:table-cell>
          <table:table-cell office:value-type="float" office:value="39797.5100000007" calcext:value-type="float">
            <text:p>39797,5100000007</text:p>
          </table:table-cell>
          <table:table-cell office:value-type="float" office:value="809.47" calcext:value-type="float">
            <text:p>809,47</text:p>
          </table:table-cell>
          <table:table-cell office:value-type="float" office:value="3.0747325" calcext:value-type="float">
            <text:p>3,0747325</text:p>
          </table:table-cell>
          <table:table-cell office:value-type="float" office:value="7" calcext:value-type="float">
            <text:p>7</text:p>
          </table:table-cell>
          <table:table-cell table:formula="of:=IF([.C25]&gt;=468;&quot;True&quot;)" office:value-type="string" office:string-value="True" calcext:value-type="string">
            <text:p>True</text:p>
          </table:table-cell>
          <table:table-cell table:formula="of:=[.C25]/60" office:value-type="float" office:value="13.4911666666667" calcext:value-type="float">
            <text:p>13,4911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3:43:57.812099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3T13:45:14.266645190</dc:date>
    <meta:editing-duration>PT1M16S</meta:editing-duration>
    <meta:editing-cycles>1</meta:editing-cycles>
    <meta:document-statistic meta:table-count="1" meta:cell-count="175" meta:object-count="0"/>
  </office:meta>
</office:document-meta>
</file>